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9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4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5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9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42" calcext:value-type="float">
            <text:p>142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6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6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8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92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19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27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3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3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37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3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/00/0000</text:date>, <text:time style:data-style-name="N2" text:time-value="00:34:00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5T01:29:34.736000000</dc:date>
    <meta:editing-duration>P48DT21H16M3S</meta:editing-duration>
    <meta:editing-cycles>1209</meta:editing-cycles>
    <meta:generator>LibreOffice/5.4.3.2$Windows_X86_64 LibreOffice_project/92a7159f7e4af62137622921e809f8546db437e5</meta:generator>
    <dc:creator>James Petts</dc:creator>
    <meta:document-statistic meta:table-count="3" meta:cell-count="3952" meta:object-count="0"/>
  </office:meta>
</office:document-meta>
</file>